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4b555" style:font-size-asian="1.75pt" style:font-size-complex="2pt"/>
    </style:style>
    <style:style style:name="P2" style:family="paragraph" style:parent-style-name="Standard">
      <style:text-properties officeooo:paragraph-rsid="00b4b555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style:text-underline-style="solid" style:text-underline-width="auto" style:text-underline-color="font-color" fo:font-weight="bold" officeooo:rsid="0093be1b" officeooo:paragraph-rsid="0093be1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6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7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8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9" style:family="paragraph" style:parent-style-name="Standard">
      <style:text-properties style:font-name="Muli" fo:font-size="10pt" fo:font-style="italic" officeooo:rsid="0093be1b" officeooo:paragraph-rsid="0093be1b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officeooo:paragraph-rsid="008f8993"/>
    </style:style>
    <style:style style:name="P11" style:family="paragraph" style:parent-style-name="Standard">
      <style:text-properties officeooo:paragraph-rsid="0093be1b"/>
    </style:style>
    <style:style style:name="P12" style:family="paragraph" style:parent-style-name="Table_20_Contents">
      <style:text-properties style:font-name="Muli" fo:font-size="12pt" fo:font-weight="normal" officeooo:paragraph-rsid="00b4b555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Muli" fo:font-size="12pt" officeooo:rsid="000a0675" officeooo:paragraph-rsid="00b4b555" style:font-size-asian="12pt" style:font-size-complex="12pt"/>
    </style:style>
    <style:style style:name="P14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7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8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1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2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4" style:family="paragraph" style:parent-style-name="Table_20_Contents">
      <style:text-properties style:font-name="Muli" fo:font-size="10pt" officeooo:paragraph-rsid="0096fea5" style:font-size-complex="10pt"/>
    </style:style>
    <style:style style:name="P45" style:family="paragraph" style:parent-style-name="Table_20_Contents">
      <style:paragraph-properties fo:text-align="end" style:justify-single-word="false"/>
      <style:text-properties officeooo:paragraph-rsid="0096fea5"/>
    </style:style>
    <style:style style:name="P46" style:family="paragraph" style:parent-style-name="Table_20_Contents">
      <style:paragraph-properties fo:text-align="end" style:justify-single-word="false"/>
      <style:text-properties officeooo:paragraph-rsid="0095facd"/>
    </style:style>
    <style:style style:name="P47" style:family="paragraph" style:parent-style-name="Table_20_Contents">
      <style:paragraph-properties fo:text-align="end" style:justify-single-word="false"/>
      <style:text-properties fo:font-weight="bold" officeooo:paragraph-rsid="0096fea5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49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50" style:family="paragraph" style:parent-style-name="Table_20_Contents">
      <style:text-properties officeooo:paragraph-rsid="004b9554"/>
    </style:style>
    <style:style style:name="T1" style:family="text">
      <style:text-properties officeooo:rsid="00b876a9"/>
    </style:style>
    <style:style style:name="T2" style:family="text">
      <style:text-properties officeooo:rsid="00808767"/>
    </style:style>
    <style:style style:name="T3" style:family="text">
      <style:text-properties style:font-name="Muli" fo:font-size="10pt" style:text-underline-style="solid" style:text-underline-width="auto" style:text-underline-color="font-color" officeooo:rsid="0095facd" style:font-size-complex="10pt"/>
    </style:style>
    <style:style style:name="T4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5" style:family="text">
      <style:text-properties style:font-name="Muli" fo:font-size="10pt" style:text-underline-style="solid" style:text-underline-width="auto" style:text-underline-color="font-color" officeooo:rsid="0095facd" style:font-size-asian="10.5pt" style:font-size-complex="10pt"/>
    </style:style>
    <style:style style:name="T6" style:family="text">
      <style:text-properties style:font-name="Muli" fo:font-size="10pt" style:text-underline-style="solid" style:text-underline-width="auto" style:text-underline-color="font-color" officeooo:rsid="009cb828" style:font-size-asian="10.5pt" style:font-size-complex="10pt"/>
    </style:style>
    <style:style style:name="T7" style:family="text">
      <style:text-properties style:font-name="Muli" fo:font-size="10pt" style:text-underline-style="solid" style:text-underline-width="auto" style:text-underline-color="font-color" officeooo:rsid="00b0bda2" style:font-size-asian="10.5pt" style:font-size-complex="10pt"/>
    </style:style>
    <style:style style:name="T8" style:family="text">
      <style:text-properties style:font-name="Muli" fo:font-size="10pt" style:text-underline-style="solid" style:text-underline-width="auto" style:text-underline-color="font-color" officeooo:rsid="00b8ddbe" style:font-size-asian="10.5pt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ba40e9" style:font-size-asian="10.5pt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11" style:family="text">
      <style:text-properties style:font-name="Muli" fo:font-size="10pt" style:text-underline-style="solid" style:text-underline-width="auto" style:text-underline-color="font-color" fo:font-weight="bold" officeooo:rsid="00b0bda2" style:font-size-asian="10pt" style:font-weight-asian="bold" style:font-size-complex="10pt" style:font-weight-complex="bold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b28740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4b9554" style:font-size-asian="10pt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b0bda2" style:font-size-asian="10.5pt" style:font-weight-asian="bold" style:font-size-complex="10pt" style:font-weight-complex="bold"/>
    </style:style>
    <style:style style:name="T18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b0bda2" style:font-size-asian="10.5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b8ddbe" style:font-size-asian="10.5pt" style:font-style-asian="italic" style:font-size-complex="10pt" style:font-style-complex="italic"/>
    </style:style>
    <style:style style:name="T23" style:family="text">
      <style:text-properties style:font-name="Muli" fo:font-size="10pt" fo:font-style="italic" officeooo:rsid="00b0bda2" style:font-size-asian="10pt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25" style:family="text">
      <style:text-properties officeooo:rsid="0046a437"/>
    </style:style>
    <style:style style:name="T26" style:family="text">
      <style:text-properties officeooo:rsid="00ba40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PENYELESAIAN </text:span><text:span text:style-name="T11">UANG MUKA PENJUALAN</text:span></text:p>
      <text:p text:style-name="P40"><text:text-input text:description="&lt;o.name&gt;"># VOUCHER</text:text-input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843773808304">
          <table:table-cell table:style-name="Table5.A1" office:value-type="string">
            <text:p text:style-name="P37">Klien</text:p>
            <text:p text:style-name="P20">Client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25"><text:text-input text:description="&lt;o.partner_id.commercial_partner_id.name&gt;">CLIENT</text:text-inpu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>Mata Uang</text:p>
            <text:p text:style-name="P20">Currency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25"><text:text-input text:description="&lt;o.currency_id.symbol&gt;">CURRENCY</text:text-input></text:p>
          </table:table-cell>
        </table:table-row>
        <table:table-row table:style-name="TableLine94843773923408">
          <table:table-cell table:style-name="Table5.A1" office:value-type="string">
            <text:p text:style-name="P37">Tanggal Penyelesaian</text:p>
            <text:p text:style-name="P20">Settlement Date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31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>Deskripsi</text:p>
            <text:p text:style-name="P30">Decription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32"><text:text-input text:description="&lt;o.description&gt;">DESCRIPTION</text:text-input></text:p>
          </table:table-cell>
        </table:table-row>
      </table:table>
      <text:p text:style-name="P6"/>
      <text:p text:style-name="P11"><text:span text:style-name="T12">DAFTAR </text:span><text:span text:style-name="T11">UANG MUKA PENJUALAN</text:span></text:p>
      <text:p text:style-name="P11"><text:span text:style-name="T23">Sale Advance</text:span><text:span text:style-name="T24"> List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43773927040">
          <table:table-cell table:style-name="Table3.A1" office:value-type="string">
            <text:p text:style-name="P35">No.</text:p>
            <text:p text:style-name="P23">No.</text:p>
          </table:table-cell>
          <table:table-cell table:style-name="Table3.A1" office:value-type="string">
            <text:p text:style-name="P48"><text:span text:style-name="T4"># </text:span><text:span text:style-name="T9">Penerimaan</text:span></text:p>
            <text:p text:style-name="P48"><text:span text:style-name="T19"># </text:span><text:span text:style-name="T21">Receipt</text:span></text:p>
          </table:table-cell>
          <table:table-cell table:style-name="Table3.C1" office:value-type="string">
            <text:p text:style-name="P35">Jumlah Penyelesaian</text:p>
            <text:p text:style-name="P23">Settlement Amount</text:p>
          </table:table-cell>
        </table:table-row>
        <table:table-row table:style-name="TableLine94843773949008">
          <table:table-cell table:style-name="Table3.A2" table:number-columns-spanned="3" office:value-type="string">
            <text:p text:style-name="P41"><text:text-input text:description="&lt;for each=&quot;dr_line in o.line_dr_ids&quot;&gt;">START LOOP CREDIT NOTE</text:text-input></text:p>
          </table:table-cell>
          <table:covered-table-cell/>
          <table:covered-table-cell/>
        </table:table-row>
        <table:table-row table:style-name="TableLine94843773950048">
          <table:table-cell table:style-name="Table3.A3" office:value-type="string">
            <text:p text:style-name="P41"><text:text-input text:description="&lt;get_nomor_debit()&gt;">NO</text:text-input></text:p>
          </table:table-cell>
          <table:table-cell table:style-name="Table3.A3" office:value-type="string">
            <text:p text:style-name="P41"><text:text-input text:description="&lt;dr_line.move_line_id.move_id.name&gt;"># CREDIT NOTE</text:text-input></text:p>
          </table:table-cell>
          <table:table-cell table:style-name="Table3.A2" office:value-type="string">
            <text:p text:style-name="P42"><text:text-input text:description="&lt;formatLang(dr_line.amount_after_tax)&gt;">AMOUNT</text:text-input></text:p>
          </table:table-cell>
        </table:table-row>
        <table:table-row table:style-name="TableLine94843773951696">
          <table:table-cell table:style-name="Table3.A2" table:number-columns-spanned="3" office:value-type="string">
            <text:p text:style-name="P41"><text:text-input text:description="&lt;/for&gt;">END LOOP</text:text-input></text:p>
          </table:table-cell>
          <table:covered-table-cell/>
          <table:covered-table-cell/>
        </table:table-row>
        <table:table-row table:style-name="TableLine94843773952432">
          <table:table-cell table:style-name="Table3.A3" table:number-columns-spanned="2" office:value-type="string">
            <text:p text:style-name="P46"><text:span text:style-name="T15">Total </text:span><text:span text:style-name="T17">UM Penjualan</text:span><text:span text:style-name="T16"> Yang Diselesaikan</text:span></text:p>
            <text:p text:style-name="P46"><text:span text:style-name="T18">Total </text:span><text:span text:style-name="T21">Sale Advance</text:span><text:span text:style-name="T18"> Settled</text:span></text:p>
          </table:table-cell>
          <table:covered-table-cell/>
          <table:table-cell table:style-name="Table3.C5" office:value-type="string">
            <text:p text:style-name="P42"><text:text-input text:description="&lt;formatLang(o.amount_debit)&gt;">TOTAL DEBIT</text:text-input></text:p>
          </table:table-cell>
        </table:table-row>
      </table:table>
      <text:p text:style-name="P7"/>
      <text:p text:style-name="P4">DAFTAR FAKTUR PENJUALAN</text:p>
      <text:p text:style-name="P9">Customer Invoice List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43773955328">
          <table:table-cell table:style-name="Table6.A1" office:value-type="string">
            <text:p text:style-name="P36">No.</text:p>
            <text:p text:style-name="P24">No.</text:p>
          </table:table-cell>
          <table:table-cell table:style-name="Table6.A1" office:value-type="string">
            <text:p text:style-name="P49"><text:span text:style-name="T4"># </text:span><text:span text:style-name="T8">Faktur Penjualan</text:span></text:p>
            <text:p text:style-name="P49"><text:span text:style-name="T19"># </text:span><text:span text:style-name="T22">Customer Invoice</text:span></text:p>
          </table:table-cell>
          <table:table-cell table:style-name="Table6.C1" office:value-type="string">
            <text:p text:style-name="P36">Jumlah Penyelesaian</text:p>
            <text:p text:style-name="P24">Settlement Amount</text:p>
          </table:table-cell>
        </table:table-row>
        <table:table-row table:style-name="TableLine94843773976624">
          <table:table-cell table:style-name="Table6.A2" table:number-columns-spanned="3" office:value-type="string">
            <text:p text:style-name="P44"><text:text-input text:description="&lt;for each=&quot;cr_line in o.line_cr_ids&quot;&gt;">START LOOP CUSTOMER INVOICE</text:text-input></text:p>
          </table:table-cell>
          <table:covered-table-cell/>
          <table:covered-table-cell/>
        </table:table-row>
        <table:table-row table:style-name="TableLine94843773977664">
          <table:table-cell table:style-name="Table6.A3" office:value-type="string">
            <text:p text:style-name="P44"><text:text-input text:description="&lt;get_nomor_kredit()&gt;">NO</text:text-input></text:p>
          </table:table-cell>
          <table:table-cell table:style-name="Table6.A3" office:value-type="string">
            <text:p text:style-name="P44"><text:text-input text:description="&lt;cr_line.move_line_id.move_id.name&gt;"># CUSTOMER INVOICE</text:text-input></text:p>
          </table:table-cell>
          <table:table-cell table:style-name="Table6.A2" office:value-type="string">
            <text:p text:style-name="P43"><text:text-input text:description="&lt;formatLang(cr_line.amount_after_tax)&gt;">AMOUNT</text:text-input></text:p>
          </table:table-cell>
        </table:table-row>
        <table:table-row table:style-name="TableLine94843773979312">
          <table:table-cell table:style-name="Table6.A2" table:number-columns-spanned="3" office:value-type="string">
            <text:p text:style-name="P44"><text:text-input text:description="&lt;/for&gt;">END LOOP CUSTOMER INVOICE</text:text-input></text:p>
          </table:table-cell>
          <table:covered-table-cell/>
          <table:covered-table-cell/>
        </table:table-row>
        <table:table-row table:style-name="TableLine94843773980048">
          <table:table-cell table:style-name="Table6.A3" table:number-columns-spanned="2" office:value-type="string">
            <text:p text:style-name="P47"><text:span text:style-name="T3">Total </text:span><text:span text:style-name="T6">Faktur Penjualan</text:span><text:span text:style-name="T5"> Yang Diselesaikan</text:span></text:p>
            <text:p text:style-name="P45"><text:span text:style-name="T18">Total </text:span><text:span text:style-name="T20">Customer Invoice</text:span><text:span text:style-name="T18"> Settled</text:span></text:p>
          </table:table-cell>
          <table:covered-table-cell/>
          <table:table-cell table:style-name="Table6.C5" office:value-type="string">
            <text:p text:style-name="P43"><text:text-input text:description="&lt;formatLang(o.amount_credit)&gt;">TOTAL CREDIT</text:text-input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843773981888">
          <table:table-cell table:style-name="Table4.A1" office:value-type="string">
            <text:p text:style-name="P38">Disiapkan Oleh</text:p>
            <text:p text:style-name="P18">Prepared By</text:p>
          </table:table-cell>
          <table:table-cell table:style-name="Table4.A1" office:value-type="string">
            <text:p text:style-name="P50"><text:span text:style-name="T13">Diterima</text:span><text:span text:style-name="T14"> Oleh</text:span></text:p>
            <text:p text:style-name="P19">Received By</text:p>
          </table:table-cell>
          <table:table-cell table:style-name="Table4.C1" office:value-type="string">
            <text:p text:style-name="P39">Mengetahui</text:p>
            <text:p text:style-name="P22"><text:span text:style-name="T25">Approved</text:span> By</text:p>
          </table:table-cell>
          <table:table-cell table:style-name="Table4.D1" office:value-type="string">
            <text:p text:style-name="P21"/>
          </table:table-cell>
        </table:table-row>
        <table:table-row table:style-name="TableLine94843774000864"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D1" office:value-type="string">
            <text:p text:style-name="P25"/>
          </table:table-cell>
        </table:table-row>
        <table:table-row table:style-name="TableLine94843774003040">
          <table:table-cell table:style-name="Table4.A2" office:value-type="string">
            <text:p text:style-name="P25"><text:text-input text:description="&lt;o.create_uid.name&gt;">PREPARED BY</text:text-input></text:p>
          </table:table-cell>
          <table:table-cell table:style-name="Table4.A2" office:value-type="string">
            <text:p text:style-name="P27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3"/>
          </table:table-cell>
          <table:table-cell table:style-name="Table4.D1" office:value-type="string">
            <text:p text:style-name="P34"/>
          </table:table-cell>
        </table:table-row>
        <table:table-row table:style-name="TableLine94843774003952"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7"/>
          </table:table-cell>
          <table:table-cell table:style-name="Table4.A4" office:value-type="string">
            <text:p text:style-name="P29"/>
          </table:table-cell>
          <table:table-cell table:style-name="Table4.A4" office:value-type="string">
            <text:p text:style-name="P28"/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4b555" style:font-size-asian="1.75pt" style:font-size-complex="2pt"/>
    </style:style>
    <style:style style:name="MP2" style:family="paragraph" style:parent-style-name="Standard">
      <style:text-properties officeooo:paragraph-rsid="00b4b555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b4b555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b4b555" style:font-size-asian="12pt" style:font-size-complex="12pt"/>
    </style:style>
    <style:style style:name="MP6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officeooo:rsid="00b876a9"/>
    </style:style>
    <style:style style:name="MT2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843773678592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43773731744">
            <table:table-cell table:style-name="Table1.A1" office:value-type="string">
              <text:p text:style-name="MP6">Penyelesaian <text:span text:style-name="MT1">Uang Muka Penjualan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2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9T17:21:26.232088690</dc:date>
    <meta:editing-duration>PT8H37M11S</meta:editing-duration>
    <meta:editing-cycles>169</meta:editing-cycles>
    <meta:generator>LibreOffice/6.4.7.2$Linux_X86_64 LibreOffice_project/40$Build-2</meta:generator>
    <meta:document-statistic meta:table-count="6" meta:image-count="0" meta:object-count="0" meta:page-count="2" meta:paragraph-count="61" meta:word-count="174" meta:character-count="877" meta:non-whitespace-character-count="805"/>
  </office:meta>
</office:document-meta>
</file>